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3" table:default-cell-style-name="ce8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2">
            <text:p>2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,R45,R46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5])" office:value-type="float" office:value="344">
            <text:p>344</text:p>
          </table:table-cell>
          <table:table-cell table:style-name="ce10" table:formula="of:=SUMPRODUCT([.$G6:.$G56];[.H6:.H56])" office:value-type="float" office:value="48.2143">
            <text:p>48.21</text:p>
          </table:table-cell>
          <table:table-cell table:style-name="ce10" table:formula="of:=SUMPRODUCT([.$G6:.$G56];[.I6:.I56])" office:value-type="float" office:value="32.5903">
            <text:p>32.59</text:p>
          </table:table-cell>
          <table:table-cell table:style-name="ce10" table:formula="of:=SUMPRODUCT([.$G6:.$G56];[.J6:.J56])" office:value-type="float" office:value="25.5523">
            <text:p>25.55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8]-SUM([.G62:.G65])" office:value-type="float" office:value="317">
            <text:p>317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09T05:22:58</dc:date>
    <dc:creator>chris </dc:creator>
    <meta:editing-duration>P2DT10H12M30S</meta:editing-duration>
    <meta:editing-cycles>260</meta:editing-cycles>
    <meta:generator>LibreOffice/3.5$Linux_x86 LibreOffice_project/350m1$Build-2</meta:generator>
    <meta:document-statistic meta:table-count="3" meta:cell-count="540" meta:object-count="0"/>
  </office:meta>
</office:document-meta>
</file>